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1000000365F67F9F7C4BE002D.png" manifest:media-type="image/png"/>
  <manifest:file-entry manifest:full-path="Pictures/10000001000002EA00000036B4D15F0384EA04D8.png" manifest:media-type="image/png"/>
  <manifest:file-entry manifest:full-path="Pictures/100000010000021900000036DAC85166A1E2CC26.png" manifest:media-type="image/png"/>
  <manifest:file-entry manifest:full-path="Pictures/100000010000020E00000036804D11C000270B6D.png" manifest:media-type="image/png"/>
  <manifest:file-entry manifest:full-path="Pictures/100000010000020E00000036924C4F28D63783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itle">
      <style:paragraph-properties fo:line-height="150%"/>
    </style:style>
    <style:style style:name="P2" style:family="paragraph" style:parent-style-name="Heading_20_1">
      <style:paragraph-properties fo:line-height="150%" fo:text-align="center" style:justify-single-word="false"/>
      <style:text-properties officeooo:rsid="0021f767" officeooo:paragraph-rsid="0021f767"/>
    </style:style>
    <style:style style:name="P3" style:family="paragraph" style:parent-style-name="Heading_20_1">
      <style:paragraph-properties fo:line-height="150%" fo:text-align="center" style:justify-single-word="false"/>
    </style:style>
    <style:style style:name="P4" style:family="paragraph" style:parent-style-name="Heading_20_1">
      <style:paragraph-properties fo:line-height="150%" fo:text-align="center" style:justify-single-word="false"/>
      <style:text-properties officeooo:rsid="002a6b95" officeooo:paragraph-rsid="002a6b95"/>
    </style:style>
    <style:style style:name="P5" style:family="paragraph" style:parent-style-name="Text_20_body">
      <style:paragraph-properties fo:line-height="150%"/>
      <style:text-properties style:font-name="Ubuntu" fo:font-size="14pt" officeooo:rsid="001d5883" officeooo:paragraph-rsid="001da06c" style:font-size-asian="12.25pt" style:font-size-complex="14pt"/>
    </style:style>
    <style:style style:name="P6" style:family="paragraph" style:parent-style-name="Text_20_body">
      <style:paragraph-properties fo:line-height="150%"/>
      <style:text-properties style:font-name="Ubuntu" fo:font-size="14pt" officeooo:rsid="001da06c" officeooo:paragraph-rsid="001da06c" style:font-size-asian="12.25pt" style:font-size-complex="14pt"/>
    </style:style>
    <style:style style:name="P7" style:family="paragraph" style:parent-style-name="Text_20_body">
      <style:paragraph-properties fo:line-height="150%"/>
      <style:text-properties style:font-name="Ubuntu" fo:font-size="14pt" officeooo:rsid="001da06c" officeooo:paragraph-rsid="00234c77" style:font-size-asian="12.25pt" style:font-size-complex="14pt"/>
    </style:style>
    <style:style style:name="P8" style:family="paragraph" style:parent-style-name="Text_20_body">
      <style:paragraph-properties fo:line-height="100%"/>
      <style:text-properties style:font-name="Ubuntu" fo:font-size="14pt" officeooo:rsid="001da06c" officeooo:paragraph-rsid="00234c77" style:font-size-asian="12.25pt" style:font-size-complex="14pt"/>
    </style:style>
    <style:style style:name="P9" style:family="paragraph" style:parent-style-name="Text_20_body">
      <style:paragraph-properties fo:line-height="150%"/>
      <style:text-properties style:font-name="Ubuntu" fo:font-size="14pt" officeooo:rsid="001f8650" officeooo:paragraph-rsid="001f8650" style:font-size-asian="12.25pt" style:font-size-complex="14pt"/>
    </style:style>
    <style:style style:name="P10" style:family="paragraph" style:parent-style-name="Text_20_body">
      <style:paragraph-properties fo:line-height="150%"/>
      <style:text-properties style:font-name="Ubuntu" fo:font-size="14pt" officeooo:rsid="0020e786" officeooo:paragraph-rsid="0020e786" style:font-size-asian="12.25pt" style:font-size-complex="14pt"/>
    </style:style>
    <style:style style:name="P11" style:family="paragraph" style:parent-style-name="Text_20_body">
      <style:paragraph-properties fo:line-height="150%"/>
      <style:text-properties style:font-name="Ubuntu" fo:font-size="14pt" officeooo:rsid="0021f767" officeooo:paragraph-rsid="0021f767" style:font-size-asian="12.25pt" style:font-size-complex="14pt"/>
    </style:style>
    <style:style style:name="P12" style:family="paragraph" style:parent-style-name="Text_20_body">
      <style:paragraph-properties fo:line-height="150%"/>
      <style:text-properties style:font-name="Ubuntu" fo:font-size="14pt" officeooo:rsid="0025f631" officeooo:paragraph-rsid="0025f631" style:font-size-asian="12.25pt" style:font-size-complex="14pt"/>
    </style:style>
    <style:style style:name="P13" style:family="paragraph" style:parent-style-name="Text_20_body">
      <style:paragraph-properties fo:line-height="150%"/>
      <style:text-properties style:font-name="Ubuntu" fo:font-size="14pt" officeooo:rsid="002ad044" officeooo:paragraph-rsid="002ad044" style:font-size-asian="12.25pt" style:font-size-complex="14pt"/>
    </style:style>
    <style:style style:name="P14" style:family="paragraph" style:parent-style-name="Text_20_body">
      <style:paragraph-properties fo:line-height="150%"/>
      <style:text-properties style:font-name="Ubuntu" fo:font-size="14pt" officeooo:rsid="002b29d5" officeooo:paragraph-rsid="002b29d5" style:font-size-asian="12.25pt" style:font-size-complex="14pt"/>
    </style:style>
    <style:style style:name="P15" style:family="paragraph" style:parent-style-name="Text_20_body">
      <style:paragraph-properties fo:line-height="150%"/>
      <style:text-properties style:font-name="Ubuntu" fo:font-size="14pt" officeooo:rsid="002b29d5" officeooo:paragraph-rsid="002d24cf" style:font-size-asian="12.25pt" style:font-size-complex="14pt"/>
    </style:style>
    <style:style style:name="P16" style:family="paragraph" style:parent-style-name="Text_20_body">
      <style:paragraph-properties fo:line-height="100%"/>
      <style:text-properties style:font-name="Ubuntu" fo:font-size="14pt" officeooo:rsid="002b29d5" officeooo:paragraph-rsid="002b29d5" style:font-size-asian="12.25pt" style:font-size-complex="14pt"/>
    </style:style>
    <style:style style:name="P17" style:family="paragraph" style:parent-style-name="Text_20_body">
      <style:paragraph-properties fo:line-height="150%"/>
      <style:text-properties officeooo:paragraph-rsid="00234c77"/>
    </style:style>
    <style:style style:name="P18" style:family="paragraph" style:parent-style-name="Text_20_body">
      <style:paragraph-properties fo:line-height="150%" fo:text-align="start" style:justify-single-word="false"/>
      <style:text-properties officeooo:rsid="0021f767" officeooo:paragraph-rsid="0021f767"/>
    </style:style>
    <style:style style:name="P19" style:family="paragraph" style:parent-style-name="Text_20_body">
      <style:paragraph-properties fo:line-height="150%"/>
      <style:text-properties officeooo:rsid="001da06c" officeooo:paragraph-rsid="001da06c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4pt" officeooo:rsid="0021f767" officeooo:paragraph-rsid="0021f767" style:font-size-asian="14pt" style:font-size-complex="14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4pt" officeooo:rsid="002e215a" officeooo:paragraph-rsid="002e215a" style:font-size-asian="14pt" style:font-size-complex="14pt"/>
    </style:style>
    <style:style style:name="T1" style:family="text">
      <style:text-properties style:font-name="Ubuntu" fo:font-size="14pt" style:font-size-asian="12.25pt" style:font-size-complex="14pt"/>
    </style:style>
    <style:style style:name="T2" style:family="text">
      <style:text-properties style:font-name="Ubuntu" fo:font-size="14pt" officeooo:rsid="001da06c" style:font-size-asian="12.25pt" style:font-size-complex="14pt"/>
    </style:style>
    <style:style style:name="T3" style:family="text">
      <style:text-properties officeooo:rsid="001da06c"/>
    </style:style>
    <style:style style:name="T4" style:family="text">
      <style:text-properties officeooo:rsid="001f8650"/>
    </style:style>
    <style:style style:name="T5" style:family="text">
      <style:text-properties officeooo:rsid="00234c77"/>
    </style:style>
    <style:style style:name="T6" style:family="text">
      <style:text-properties officeooo:rsid="002b29d5"/>
    </style:style>
    <style:style style:name="T7" style:family="text">
      <style:text-properties officeooo:rsid="002d24cf"/>
    </style:style>
    <style:style style:name="T8" style:family="text">
      <style:text-properties officeooo:rsid="002f4a2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dia Queries</text:p>
      <text:p text:style-name="P5">As media queries vem da necessidade de consumir conteúdo em diferentes tamanhos de tela, é uma ferramenta que faz <text:span text:style-name="T3">um site se adaptar a telas de diferentes tamanhos. A função das media queries não é apenas a de fazer caber, mas tambem de deixa bom de mexer e bonito, fazendo o usuário ter uma boa experiencia não importando o aparelho.</text:span></text:p>
      <text:p text:style-name="P6">Apesar dessa ser a função mais usada das media queries, ela não é apenas isso, em resumo, media query é uma ferramente de estilo exclusiva, ou seja, faz estilos específicos para situações especificas, é <text:span text:style-name="T4">a capacidade de criar formas diferentes de apresentar o conteúdo.</text:span></text:p>
      <text:p text:style-name="P9">As media queries são feitas inteiramente em CSS.</text:p>
      <text:p text:style-name="P12">Media query é a mesma coisa que media type (tipo de media) + media feature (caracteristica de media).</text:p>
      <text:p text:style-name="P12">Media type que é tela (screen) mas existem caracteristicas de telas, telas diferentes</text:p>
      <text:p text:style-name="P19"><text:span text:style-name="T1">_____________________________________________________________________</text:span></text:p>
      <text:h text:style-name="P4" text:outline-level="1">Medias</text:h>
      <text:p text:style-name="P21">Quando media é usado é possível informar media types e media features, media types não tem parênteses e media features são indicados entre parênteses <text:span text:style-name="T8">isoladamente</text:span></text:p>
      <text:p text:style-name="P20"/>
      <text:p text:style-name="P20"/>
      <text:p text:style-name="P20"/>
      <text:p text:style-name="P20"/>
      <text:p text:style-name="P20"><text:soft-page-break/></text:p>
      <text:p text:style-name="P18"/>
      <text:h text:style-name="P2" text:outline-level="1" text:is-list-header="true">Media <text:span text:style-name="T5">types</text:span></text:h>
      <text:p text:style-name="P10">Para especificar que os estilos de um arquivo css vão funcionar apenas para a tela, digite media screen em um link css:</text:p>
      <text:p text:style-name="P10">media=”screen”</text:p>
      <text:p text:style-name="P10"><draw:frame draw:style-name="fr2" draw:name="Figura1" text:anchor-type="char" svg:x="0.06cm" svg:y="-0.053cm" svg:width="13.917cm" svg:height="1.429cm" draw:z-index="0"><draw:image xlink:href="Pictures/100000010000020E00000036924C4F28D6378339.png" xlink:type="simple" xlink:show="embed" xlink:actuate="onLoad" draw:mime-type="image/png"/></draw:frame></text:p>
      <text:p text:style-name="P10"/>
      <text:p text:style-name="P10">Para especificar que os estilos de um arquivo css vão funcionar para tudo digite media all:</text:p>
      <text:p text:style-name="P10">media=”all”</text:p>
      <text:p text:style-name="P10"><draw:frame draw:style-name="fr2" draw:name="Figura2" text:anchor-type="char" svg:x="-0.046cm" svg:y="-0.026cm" svg:width="13.917cm" svg:height="1.429cm" draw:z-index="1"><draw:image xlink:href="Pictures/100000010000020E00000036804D11C000270B6D.png" xlink:type="simple" xlink:show="embed" xlink:actuate="onLoad" draw:mime-type="image/png"/></draw:frame></text:p>
      <text:p text:style-name="P6"/>
      <text:p text:style-name="P11">Para especificar que os estilos de um arquivo css vão funcionar apenas para a impressora digite media print:</text:p>
      <text:p text:style-name="P11">media=”print”</text:p>
      <text:p text:style-name="P11"><draw:frame draw:style-name="fr2" draw:name="Figura3" text:anchor-type="char" svg:x="-0.085cm" svg:y="0cm" svg:width="14.208cm" svg:height="1.429cm" draw:z-index="2"><draw:image xlink:href="Pictures/100000010000021900000036DAC85166A1E2CC26.png" xlink:type="simple" xlink:show="embed" xlink:actuate="onLoad" draw:mime-type="image/png"/></draw:frame></text:p>
      <text:p text:style-name="P17"><text:span text:style-name="T2">_____________________________________________________________________</text:span></text:p>
      <text:h text:style-name="P3" text:outline-level="1" text:is-list-header="true">Media Features</text:h>
      <text:p text:style-name="P13">Media feature significa caracteristica de media, quando um media type é declarado ele tem a função de definir o tipo de media e quando um media feature e declarado ele tem a função de definir qual a caracteristica <text:span text:style-name="T6">da </text:span><text:soft-page-break/><text:span text:style-name="T6">mesma</text:span>, se for media do tipo tela a media feature vai declarar o tamanho dessa tela.</text:p>
      <text:p text:style-name="P15"/>
      <text:p text:style-name="P15">Para declarar uma media feature que identifica quando a tela tá em modo retrato (em pé) digite media type screen e orientation portrait</text:p>
      <text:p text:style-name="P14">media=”screen and (orientation: portrait)”</text:p>
      <text:p text:style-name="P16"><draw:frame draw:style-name="fr2" draw:name="Figura4" text:anchor-type="char" svg:x="-0.053cm" svg:y="-0.118cm" svg:width="17cm" svg:height="1.229cm" draw:z-index="3"><draw:image xlink:href="Pictures/10000001000002EA00000036B4D15F0384EA04D8.png" xlink:type="simple" xlink:show="embed" xlink:actuate="onLoad" draw:mime-type="image/png"/></draw:frame></text:p>
      <text:p text:style-name="P15">Para declarar uma media feature que identifica quando a tela tá em modo <text:span text:style-name="T7">paisagem</text:span> (<text:span text:style-name="T7">deitada</text:span>) digite media type screen e orientation <text:span text:style-name="T7">landscape:</text:span></text:p>
      <text:p text:style-name="P15">media=”screen and (orientation: <text:span text:style-name="T7">landscape</text:span>)”</text:p>
      <text:p text:style-name="P8"><draw:frame draw:style-name="fr1" draw:name="Figura5" text:anchor-type="char" svg:width="17cm" svg:height="1.219cm" draw:z-index="4"><draw:image xlink:href="Pictures/10000001000002F1000000365F67F9F7C4BE002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05:12:05.972923467</meta:creation-date>
    <dc:date>2022-08-25T10:36:06.852953454</dc:date>
    <meta:editing-duration>PT12M53S</meta:editing-duration>
    <meta:editing-cycles>2</meta:editing-cycles>
    <meta:generator>LibreOffice/7.3.5.2$Linux_X86_64 LibreOffice_project/30$Build-2</meta:generator>
    <meta:document-statistic meta:table-count="0" meta:image-count="5" meta:object-count="0" meta:page-count="3" meta:paragraph-count="23" meta:word-count="344" meta:character-count="2196" meta:non-whitespace-character-count="1875"/>
  </office:meta>
</office:document-meta>
</file>